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fd9d" officeooo:paragraph-rsid="0009fd9d"/>
    </style:style>
    <style:style style:name="P2" style:family="paragraph" style:parent-style-name="Text_20_body" style:list-style-name="L1"/>
    <style:style style:name="P3" style:family="paragraph" style:parent-style-name="Text_20_body">
      <style:text-properties officeooo:paragraph-rsid="0009fd9d"/>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P11" style:family="paragraph" style:parent-style-name="Preformatted_20_Text">
      <style:text-properties officeooo:rsid="0009fd9d" officeooo:paragraph-rsid="0009fd9d"/>
    </style:style>
    <style:style style:name="P12" style:family="paragraph" style:parent-style-name="Preformatted_20_Text">
      <style:text-properties fo:font-weight="bold" officeooo:rsid="0009fd9d" officeooo:paragraph-rsid="0009fd9d" style:font-weight-asian="bold" style:font-weight-complex="bold"/>
    </style:style>
    <style:style style:name="P13" style:family="paragraph" style:parent-style-name="Preformatted_20_Text">
      <style:text-properties officeooo:rsid="000a81c7" officeooo:paragraph-rsid="000a81c7"/>
    </style:style>
    <style:style style:name="T1" style:family="text">
      <style:text-properties officeooo:rsid="0009fd9d"/>
    </style:style>
    <style:style style:name="T2" style:family="text">
      <style:text-properties officeooo:rsid="000a0378"/>
    </style:style>
    <style:style style:name="T3" style:family="text">
      <style:text-properties fo:font-weight="bold" style:font-weight-asian="bold" style:font-weight-complex="bold"/>
    </style:style>
    <style:style style:name="T4" style:family="text">
      <style:text-properties fo:font-weight="bold" officeooo:rsid="000a0378"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1.</text:span><text:span text:style-name="T3">Q) What Is version control system (VC</text:span>S)?</text:p>
      <text:p text:style-name="P11"/>
      <text:p text:style-name="P11">Ans) Version control is<text:tab/>a system that records changes<text:tab/>to a file or set of files</text:p>
      <text:p text:style-name="P11">over time so that<text:tab/> can recall specific<text:tab/>versions later.</text:p>
      <text:p text:style-name="P11"/>
      <text:p text:style-name="P12"><text:span text:style-name="T2">2.</text:span>Q) : <text:s/>Features of VCS?</text:p>
      <text:p text:style-name="P11"/>
      <text:p text:style-name="P11">A VCS<text:tab/>allows you to: revert files back to<text:tab/>a previous state, revert the entire project back to a previous state,review changes made over time,see who last modified something that might be causing a problem, who introduced an issue and when, and more.</text:p>
      <text:p text:style-name="P11"/>
      <text:p text:style-name="P12"><text:span text:style-name="T2">3.</text:span>Q) <text:s/><text:span text:style-name="T2">What is the difference between CVCCS ( Centralized VCS ) an DVCS?</text:span></text:p>
      <text:p text:style-name="P11"/>
      <text:p text:style-name="P3"><text:span text:style-name="T1">Traditional version control (CVCS) helps you backup, track and synchronize files. Distributed version control (DVCS) makes it easy to share changes.<text:tab/></text:span></text:p>
      <text:p text:style-name="P1">Centralized version control focuses on <text:span text:style-name="Strong_20_Emphasis">synchronizing, tracking, and backing up files.</text:span> </text:p>
      <text:list xml:id="list8087681801203211091" text:style-name="L1">
        <text:list-item>
          <text:p text:style-name="P7">Distributed version control focuses on <text:span text:style-name="Strong_20_Emphasis">sharing changes</text:span>; every change has a <text:a xlink:type="simple" xlink:href="https://betterexplained.com/articles/the-quick-guide-to-guids/" text:style-name="Internet_20_link" text:visited-style-name="Visited_20_Internet_20_Link">guid or unique id</text:a>. </text:p>
        </text:list-item>
        <text:list-item>
          <text:p text:style-name="P7"><text:span text:style-name="Strong_20_Emphasis">Recording/Downloading</text:span> and <text:span text:style-name="Strong_20_Emphasis">applying</text:span> a change are separate steps (in a centralized system, they happen together). </text:p>
        </text:list-item>
        <text:list-item>
          <text:p text:style-name="P2"><text:span text:style-name="Strong_20_Emphasis">Distributed systems have no forced structure</text:span>. You can create “centrally administered” locations or keep everyone as peers. </text:p>
        </text:list-item>
      </text:list>
      <text:p text:style-name="P1"><text:span text:style-name="Strong_20_Emphasis">New Terminology</text:span></text:p>
      <text:list xml:id="list8681948039279755247" text:style-name="L2">
        <text:list-item>
          <text:p text:style-name="P8"><text:span text:style-name="Strong_20_Emphasis">push</text:span>: send a change to another repository (may require permission) </text:p>
        </text:list-item>
        <text:list-item>
          <text:p text:style-name="P4"><text:span text:style-name="Strong_20_Emphasis">pull</text:span>: grab a change from a repository </text:p>
        </text:list-item>
      </text:list>
      <text:p text:style-name="Text_20_body"><text:span text:style-name="Strong_20_Emphasis">Key Advantages</text:span></text:p>
      <text:list xml:id="list5232608192522791045" text:style-name="L3">
        <text:list-item>
          <text:p text:style-name="P9"><text:span text:style-name="Strong_20_Emphasis">Everyone has a local sandbox.</text:span> You can make changes and roll back, all on your local machine. No more giant checkins; your incremental history is in your repo. </text:p>
        </text:list-item>
        <text:list-item>
          <text:p text:style-name="P9"><text:span text:style-name="Strong_20_Emphasis">It works offline.</text:span> You only need to be online to share changes. Otherwise, you can happily stay on your local machine, checking in and undoing, no matter if the “server” is down or you’re on an airplane. </text:p>
        </text:list-item>
        <text:list-item>
          <text:p text:style-name="P9"><text:span text:style-name="Strong_20_Emphasis">It’s fast.</text:span> Diffs, commits and reverts are all done locally. There’s no shaky network or server to ask for old revisions from a year ago. </text:p>
        </text:list-item>
        <text:list-item>
          <text:p text:style-name="P9"><text:span text:style-name="Strong_20_Emphasis">It handles changes well.</text:span> Distributed version control systems were <text:span text:style-name="Emphasis">built</text:span> around sharing changes. Every change has a guid which makes it easy to track. </text:p>
        </text:list-item>
        <text:list-item>
          <text:p text:style-name="P9"><text:span text:style-name="Strong_20_Emphasis">Branching and merging is easy.</text:span> Because every developer “has their own branch”, every shared change is like reverse integration. But the guids make it easy to automatically combine changes and avoid duplicates. </text:p>
        </text:list-item>
        <text:list-item>
          <text:p text:style-name="P5"><text:span text:style-name="Strong_20_Emphasis">Less management.</text:span> Distributed VCSes are easy to get running; there’s no “always-running” server software to install. Also, DVCSes may not require you to “add” new users; you just pick what URLs to pull from. This can avoid political headaches in large projects. </text:p>
        </text:list-item>
      </text:list>
      <text:p text:style-name="Text_20_body"><text:span text:style-name="Strong_20_Emphasis">Key Disadvantages</text:span></text:p>
      <text:list xml:id="list350396809211497959" text:style-name="L4">
        <text:list-item>
          <text:p text:style-name="P10"><text:span text:style-name="Strong_20_Emphasis">You still need a backup.</text:span> Some claim your “backup” is the other machines that have your <text:soft-page-break/>changes. I don’t buy it — what if they didn’t accept them all? What if they’re offline and you have new changes? With a DVCS, you still want a machine to push changes to “just in case”. (In Subversion, you usually dedicate a machine to store the main repo; do the same for a DVCS). </text:p>
        </text:list-item>
        <text:list-item>
          <text:p text:style-name="P10"><text:span text:style-name="Strong_20_Emphasis">There’s not really a “latest version”</text:span>. If there’s no central location, you don’t immediately know whether to see Sue, Joe or Eve for the latest version. Again, a central location helps clarify what the latest “stable” release is. </text:p>
        </text:list-item>
        <text:list-item>
          <text:p text:style-name="P6"><text:span text:style-name="Strong_20_Emphasis">There aren’t really revision numbers.</text:span> Every repo has its own revision numbers depending on the changes. Instead, people refer to change numbers: <text:span text:style-name="Emphasis">Pardon me, do you have change fa33e7b?</text:span> (Remember, the id is an ugly guid). Thankfully, you can tag releases with meaningful names. </text:p>
        </text:list-item>
      </text:list>
      <text:p text:style-name="P13">Q4). What is GIT?</text:p>
      <text:p text:style-name="P13"/>
      <text:p text:style-name="P13">5Q).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3T17:50:36.455020706</dc:date>
    <meta:editing-duration>PT1H45M40S</meta:editing-duration>
    <meta:editing-cycles>1</meta:editing-cycles>
    <meta:document-statistic meta:table-count="0" meta:image-count="0" meta:object-count="0" meta:page-count="2" meta:paragraph-count="27" meta:word-count="554" meta:character-count="3265" meta:non-whitespace-character-count="2731"/>
    <meta:generator>LibreOffice/5.1.6.2$Linux_X86_64 LibreOffice_project/10m0$Build-2</meta:generator>
  </office:meta>
</office:document-meta>
</file>